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mo" svg:font-family="Arimo" style:font-family-generic="system" style:font-pitch="variable"/>
    <style:font-face style:name="Calibri1" svg:font-family="Calibri" style:font-family-generic="system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2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6.2792in" fo:margin-left="0in" fo:margin-top="0in" fo:margin-bottom="0in" table:align="left" style:writing-mode="lr-tb"/>
    </style:style>
    <style:style style:name="Table3.A" style:family="table-column">
      <style:table-column-properties style:column-width="3.0514in"/>
    </style:style>
    <style:style style:name="Table3.B" style:family="table-column">
      <style:table-column-properties style:column-width="3.227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2" style:family="table-row">
      <style:table-row-properties style:min-row-height="2.2222in" fo:keep-together="auto"/>
    </style:style>
    <style:style style:name="P1" style:family="paragraph" style:parent-style-name="No_20_Spacing">
      <style:paragraph-properties fo:text-align="end" style:justify-single-word="false"/>
    </style:style>
    <style:style style:name="P2" style:family="paragraph" style:parent-style-name="No_20_Spacing">
      <style:paragraph-properties fo:line-height="150%" fo:text-align="start" style:justify-single-word="false"/>
    </style:style>
    <style:style style:name="P3" style:family="paragraph" style:parent-style-name="No_20_Spacing">
      <style:paragraph-properties fo:line-height="150%" fo:text-align="start" style:justify-single-word="false"/>
      <style:text-properties officeooo:paragraph-rsid="001c2b89"/>
    </style:style>
    <style:style style:name="P4" style:family="paragraph" style:parent-style-name="No_20_Spacing">
      <style:paragraph-properties fo:line-height="150%" fo:text-align="start" style:justify-single-word="false"/>
      <style:text-properties fo:font-size="10pt" officeooo:paragraph-rsid="001c2b89" style:font-size-asian="10pt" style:font-size-complex="10pt"/>
    </style:style>
    <style:style style:name="P5" style:family="paragraph" style:parent-style-name="No_20_Spacing">
      <style:text-properties fo:font-size="11pt" style:font-size-asian="11pt" style:font-size-complex="11pt"/>
    </style:style>
    <style:style style:name="P6" style:family="paragraph" style:parent-style-name="No_20_Spacing">
      <style:text-properties style:font-name="Times New Roman"/>
    </style:style>
    <style:style style:name="P7" style:family="paragraph" style:parent-style-name="No_20_Spacing">
      <style:paragraph-properties fo:text-align="start" style:justify-single-word="false"/>
      <style:text-properties style:font-name="Times New Roman"/>
    </style:style>
    <style:style style:name="P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size-complex="12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c1478" style:font-size-complex="12pt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2pt" officeooo:rsid="001c1478" officeooo:paragraph-rsid="001c1478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size-complex="16pt"/>
    </style:style>
    <style:style style:name="P1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style:font-size-asian="14pt" style:font-size-complex="16pt"/>
    </style:style>
    <style:style style:name="P13" style:family="paragraph" style:parent-style-name="Standard">
      <style:paragraph-properties fo:line-height="100%" fo:text-align="start" style:justify-single-word="false"/>
      <style:text-properties officeooo:paragraph-rsid="0023af2f" style:font-size-complex="10pt"/>
    </style:style>
    <style:style style:name="P14" style:family="paragraph" style:parent-style-name="No_20_Spacing">
      <style:paragraph-properties fo:margin-top="0in" fo:margin-bottom="0.1098in" loext:contextual-spacing="false" fo:line-height="100%" fo:text-align="start" style:justify-single-word="false"/>
      <style:text-properties officeooo:paragraph-rsid="001e65f6" style:font-size-complex="10pt"/>
    </style:style>
    <style:style style:name="P15" style:family="paragraph" style:parent-style-name="No_20_Spacing">
      <style:paragraph-properties fo:margin-top="0in" fo:margin-bottom="0.1098in" loext:contextual-spacing="false" fo:line-height="150%" fo:text-align="start" style:justify-single-word="false"/>
    </style:style>
    <style:style style:name="P16" style:family="paragraph" style:parent-style-name="No_20_Spacing">
      <style:text-properties fo:font-size="12pt" style:font-size-asian="12pt" style:font-size-complex="12pt"/>
    </style:style>
    <style:style style:name="P17" style:family="paragraph" style:parent-style-name="No_20_Spacing">
      <style:paragraph-properties fo:line-height="150%"/>
      <style:text-properties fo:font-size="12pt" style:font-size-asian="12pt" style:font-size-complex="12pt"/>
    </style:style>
    <style:style style:name="P18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style:font-size-complex="12pt"/>
    </style:style>
    <style:style style:name="P1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style:font-size-asian="14pt" style:font-size-complex="16pt"/>
    </style:style>
    <style:style style:name="P2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size-complex="16pt"/>
    </style:style>
    <style:style style:name="T1" style:family="text">
      <style:text-properties fo:language="en" fo:country="US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bdcb2" style:font-size-asian="11pt" style:font-size-complex="11pt"/>
    </style:style>
    <style:style style:name="T4" style:family="text">
      <style:text-properties style:font-name="Times New Roman" fo:font-size="12pt" officeooo:rsid="001c2b89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officeooo:rsid="001c2b89"/>
    </style:style>
    <style:style style:name="T6" style:family="text">
      <style:text-properties style:use-window-font-color="true" style:font-name="Times New Roman" fo:font-size="12pt" fo:language="ru" fo:country="RU" fo:font-weight="normal" officeooo:rsid="003a3d76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7" style:family="text">
      <style:text-properties style:use-window-font-color="true" style:font-name="Times New Roman" fo:font-size="12pt" fo:language="ru" fo:country="RU" fo:font-weight="normal" officeooo:rsid="00330815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8" style:family="text">
      <style:text-properties style:use-window-font-color="true" style:font-name="Times New Roman" fo:font-size="12pt" fo:language="ru" fo:country="RU" fo:font-weight="normal" officeooo:rsid="00265ddf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9" style:family="text">
      <style:text-properties style:use-window-font-color="true" style:font-name="Times New Roman" fo:font-size="12pt" fo:language="ru" fo:country="RU" fo:font-weight="normal" officeooo:rsid="0023af2f" fo:background-color="transparent" loext:char-shading-value="0" style:font-name-asian="Times New Roman" style:font-size-asian="12pt" style:language-asian="zh" style:country-asian="CN" style:font-weight-asian="normal" style:font-name-complex="Times New Roman" style:language-complex="ar" style:country-complex="SA" style:font-weight-complex="normal"/>
    </style:style>
    <style:style style:name="T10" style:family="text">
      <style:text-properties style:use-window-font-color="true" style:font-name="Times New Roman" fo:font-size="12pt" fo:language="ru" fo:country="RU" fo:font-weight="normal" officeooo:rsid="002960ea" fo:background-color="transparent" loext:char-shading-value="0" style:font-name-asian="Times New Roman" style:font-size-asian="12pt" style:language-asian="zh" style:country-asian="CN" style:font-weight-asian="normal" style:font-name-complex="Times New Roman" style:language-complex="ar" style:country-complex="SA" style:font-weight-complex="normal"/>
    </style:style>
    <style:style style:name="T11" style:family="text">
      <style:text-properties officeooo:rsid="00221da3"/>
    </style:style>
    <style:style style:name="T12" style:family="text">
      <style:text-properties officeooo:rsid="0023af2f"/>
    </style:style>
    <style:style style:name="T13" style:family="text">
      <style:text-properties officeooo:rsid="001bdc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ОБРАЗОВАНИЯ И НАУКИ РОССИЙСКОЙ ФЕДЕРАЦИИ </text:p>
      <text:p text:style-name="P8">ФЕДЕРАЛЬНОЕ ГОСУДАРСТВЕННОЕ БЮДЖЕТНОЕ</text:p>
      <text:p text:style-name="P8">ОБРАЗОВАТЕЛЬНОЕ УЧРЕЖДЕНИЕ ВЫСШЕГО ОБРАЗОВАНИЯ </text:p>
      <text:p text:style-name="P8">«БАШКИРСКИЙ ГОСУДАРСТВЕННЫЙ УНИВЕРСИТЕТ»</text:p>
      <text:p text:style-name="P8"/>
      <text:p text:style-name="P8">ФИЗИКО-ТЕХНИЧЕСКИЙ ИНСТИТУТ</text:p>
      <text:p text:style-name="P8">КАФЕДРА ГЕОФИЗИКИ</text:p>
      <text:p text:style-name="P8"/>
      <text:p text:style-name="P8"/>
      <text:p text:style-name="P8">КУРСОВАЯ РАБОТА</text:p>
      <text:p text:style-name="P8">ПО ПРОГРАММЕ МАГИСТРАТУРЫ</text:p>
      <text:p text:style-name="P8"/>
      <text:p text:style-name="P10">КАДЫРОВ АЛМАЗ ВЕНЕРОВИЧ</text:p>
      <text:p text:style-name="P8"/>
      <text:p text:style-name="P9">«РЕШЕНИЕ ЗАДАЧИ ПОДДЕРЖКИ ОЧЕРЕДИ ЗАДАЧ IBM LSF В КЛИЕНТЕ ЗАПУСКА РАСЧЕТОВ НА КЛАСТЕРЕ SCHEDULER»</text:p>
      <text:p text:style-name="P8"/>
      <text:p text:style-name="P8"/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7">Выполнил:</text:p>
            <text:p text:style-name="P16">Магистрант 1 года очной формы обучения</text:p>
            <text:p text:style-name="P16">Направление подготовки – «Геология»</text:p>
            <text:p text:style-name="P16">Программа подготовки – «<text:span text:style-name="T13">Цифровые технологии в петрофизике</text:span>»</text:p>
            <text:p text:style-name="P5"/>
          </table:table-cell>
        </table:table-row>
        <table:table-row table:style-name="Table3.2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7"/>
            <text:p text:style-name="P2">Руководитель:</text:p>
            <text:p text:style-name="P13">старший преподаватель <text:span text:style-name="T12">кафедры «Цифровые технологии в петрофизике»</text:span></text:p>
            <text:p text:style-name="P15">____________<text:span text:style-name="T1">_______</text:span>_ / <text:span text:style-name="T4">О.Р. Привалова</text:span></text:p>
            <text:p text:style-name="P3"><text:span text:style-name="T5">Консультант</text:span>:</text:p>
            <text:p text:style-name="P14"><text:span text:style-name="T6">главный</text:span><text:span text:style-name="T7"> специалист</text:span></text:p>
            <text:p text:style-name="P4">____________<text:span text:style-name="T1">_______</text:span>_ / <text:span text:style-name="T4">И.Ф. Сайфуллин</text:span></text:p>
          </table:table-cell>
        </table:table-row>
      </table:table>
      <text:p text:style-name="P12"/>
      <text:p text:style-name="P11"/>
      <text:p text:style-name="P11">УФА – 20<text:span text:style-name="T5">2</text:span><text:span text:style-name="T11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mo" svg:font-family="Arimo" style:font-family-generic="system" style:font-pitch="variable"/>
    <style:font-face style:name="Calibri1" svg:font-family="Calibri" style:font-family-generic="system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2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1-Тема-Office_7e_LT_7e_Gliederung_20_1" style:display-name="Master1-Тема-Office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Gliederung_20_2" style:display-name="Master1-Тема-Office~LT~Gliederung 2" style:family="paragraph" style:parent-style-name="Master1-Тема-Office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Тема-Office_7e_LT_7e_Gliederung_20_3" style:display-name="Master1-Тема-Office~LT~Gliederung 3" style:family="paragraph" style:parent-style-name="Master1-Тема-Office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Тема-Office_7e_LT_7e_Gliederung_20_4" style:display-name="Master1-Тема-Office~LT~Gliederung 4" style:family="paragraph" style:parent-style-name="Master1-Тема-Office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5" style:display-name="Master1-Тема-Office~LT~Gliederung 5" style:family="paragraph" style:parent-style-name="Master1-Тема-Office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6" style:display-name="Master1-Тема-Office~LT~Gliederung 6" style:family="paragraph" style:parent-style-name="Master1-Тема-Office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7" style:display-name="Master1-Тема-Office~LT~Gliederung 7" style:family="paragraph" style:parent-style-name="Master1-Тема-Office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8" style:display-name="Master1-Тема-Office~LT~Gliederung 8" style:family="paragraph" style:parent-style-name="Master1-Тема-Office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9" style:display-name="Master1-Тема-Office~LT~Gliederung 9" style:family="paragraph" style:parent-style-name="Master1-Тема-Office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Titel" style:display-name="Master1-Тема-Offic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Untertitel" style:display-name="Master1-Тема-Offic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Notizen" style:display-name="Master1-Тема-Offic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Hintergrundobjekte" style:display-name="Master1-Тема-Offic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Тема-Office_7e_LT_7e_Hintergrund" style:display-name="Master1-Тема-Offic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-title-Титульный-слайд_7e_LT_7e_Gliederung_20_1" style:display-name="Master1-Layout1-title-Титульны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Gliederung_20_2" style:display-name="Master1-Layout1-title-Титульный-слайд~LT~Gliederung 2" style:family="paragraph" style:parent-style-name="Master1-Layout1-title-Титульны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Титульный-слайд_7e_LT_7e_Gliederung_20_3" style:display-name="Master1-Layout1-title-Титульный-слайд~LT~Gliederung 3" style:family="paragraph" style:parent-style-name="Master1-Layout1-title-Титульны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Титульный-слайд_7e_LT_7e_Gliederung_20_4" style:display-name="Master1-Layout1-title-Титульный-слайд~LT~Gliederung 4" style:family="paragraph" style:parent-style-name="Master1-Layout1-title-Титульны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5" style:display-name="Master1-Layout1-title-Титульный-слайд~LT~Gliederung 5" style:family="paragraph" style:parent-style-name="Master1-Layout1-title-Титульны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6" style:display-name="Master1-Layout1-title-Титульный-слайд~LT~Gliederung 6" style:family="paragraph" style:parent-style-name="Master1-Layout1-title-Титульны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7" style:display-name="Master1-Layout1-title-Титульный-слайд~LT~Gliederung 7" style:family="paragraph" style:parent-style-name="Master1-Layout1-title-Титульны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8" style:display-name="Master1-Layout1-title-Титульный-слайд~LT~Gliederung 8" style:family="paragraph" style:parent-style-name="Master1-Layout1-title-Титульны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9" style:display-name="Master1-Layout1-title-Титульный-слайд~LT~Gliederung 9" style:family="paragraph" style:parent-style-name="Master1-Layout1-title-Титульны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Titel" style:display-name="Master1-Layout1-title-Титульны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Untertitel" style:display-name="Master1-Layout1-title-Титульны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Notizen" style:display-name="Master1-Layout1-title-Титульны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Hintergrundobjekte" style:display-name="Master1-Layout1-title-Титульны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-title-Титульный-слайд_7e_LT_7e_Hintergrund" style:display-name="Master1-Layout1-title-Титульны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2-obj-Заголовок-и-объект_7e_LT_7e_Gliederung_20_1" style:display-name="Master1-Layout2-obj-Заголовок-и-объек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Gliederung_20_2" style:display-name="Master1-Layout2-obj-Заголовок-и-объект~LT~Gliederung 2" style:family="paragraph" style:parent-style-name="Master1-Layout2-obj-Заголовок-и-объек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Заголовок-и-объект_7e_LT_7e_Gliederung_20_3" style:display-name="Master1-Layout2-obj-Заголовок-и-объект~LT~Gliederung 3" style:family="paragraph" style:parent-style-name="Master1-Layout2-obj-Заголовок-и-объек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Заголовок-и-объект_7e_LT_7e_Gliederung_20_4" style:display-name="Master1-Layout2-obj-Заголовок-и-объект~LT~Gliederung 4" style:family="paragraph" style:parent-style-name="Master1-Layout2-obj-Заголовок-и-объек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5" style:display-name="Master1-Layout2-obj-Заголовок-и-объект~LT~Gliederung 5" style:family="paragraph" style:parent-style-name="Master1-Layout2-obj-Заголовок-и-объек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6" style:display-name="Master1-Layout2-obj-Заголовок-и-объект~LT~Gliederung 6" style:family="paragraph" style:parent-style-name="Master1-Layout2-obj-Заголовок-и-объек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7" style:display-name="Master1-Layout2-obj-Заголовок-и-объект~LT~Gliederung 7" style:family="paragraph" style:parent-style-name="Master1-Layout2-obj-Заголовок-и-объек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8" style:display-name="Master1-Layout2-obj-Заголовок-и-объект~LT~Gliederung 8" style:family="paragraph" style:parent-style-name="Master1-Layout2-obj-Заголовок-и-объек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9" style:display-name="Master1-Layout2-obj-Заголовок-и-объект~LT~Gliederung 9" style:family="paragraph" style:parent-style-name="Master1-Layout2-obj-Заголовок-и-объек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Titel" style:display-name="Master1-Layout2-obj-Заголовок-и-объек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Untertitel" style:display-name="Master1-Layout2-obj-Заголовок-и-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Notizen" style:display-name="Master1-Layout2-obj-Заголовок-и-объек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Hintergrundobjekte" style:display-name="Master1-Layout2-obj-Заголовок-и-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2-obj-Заголовок-и-объект_7e_LT_7e_Hintergrund" style:display-name="Master1-Layout2-obj-Заголовок-и-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3-secHead-Заголовок-раздела_7e_LT_7e_Gliederung_20_1" style:display-name="Master1-Layout3-secHead-Заголовок-раздел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Gliederung_20_2" style:display-name="Master1-Layout3-secHead-Заголовок-раздела~LT~Gliederung 2" style:family="paragraph" style:parent-style-name="Master1-Layout3-secHead-Заголовок-раздел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Заголовок-раздела_7e_LT_7e_Gliederung_20_3" style:display-name="Master1-Layout3-secHead-Заголовок-раздела~LT~Gliederung 3" style:family="paragraph" style:parent-style-name="Master1-Layout3-secHead-Заголовок-раздел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Заголовок-раздела_7e_LT_7e_Gliederung_20_4" style:display-name="Master1-Layout3-secHead-Заголовок-раздела~LT~Gliederung 4" style:family="paragraph" style:parent-style-name="Master1-Layout3-secHead-Заголовок-раздел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5" style:display-name="Master1-Layout3-secHead-Заголовок-раздела~LT~Gliederung 5" style:family="paragraph" style:parent-style-name="Master1-Layout3-secHead-Заголовок-раздел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6" style:display-name="Master1-Layout3-secHead-Заголовок-раздела~LT~Gliederung 6" style:family="paragraph" style:parent-style-name="Master1-Layout3-secHead-Заголовок-раздел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7" style:display-name="Master1-Layout3-secHead-Заголовок-раздела~LT~Gliederung 7" style:family="paragraph" style:parent-style-name="Master1-Layout3-secHead-Заголовок-раздел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8" style:display-name="Master1-Layout3-secHead-Заголовок-раздела~LT~Gliederung 8" style:family="paragraph" style:parent-style-name="Master1-Layout3-secHead-Заголовок-раздел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9" style:display-name="Master1-Layout3-secHead-Заголовок-раздела~LT~Gliederung 9" style:family="paragraph" style:parent-style-name="Master1-Layout3-secHead-Заголовок-раздел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Titel" style:display-name="Master1-Layout3-secHead-Заголовок-раздел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Untertitel" style:display-name="Master1-Layout3-secHead-Заголовок-раздел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Notizen" style:display-name="Master1-Layout3-secHead-Заголовок-раздел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Hintergrundobjekte" style:display-name="Master1-Layout3-secHead-Заголовок-раздел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3-secHead-Заголовок-раздела_7e_LT_7e_Hintergrund" style:display-name="Master1-Layout3-secHead-Заголовок-раздел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4-twoObj-Два-объекта_7e_LT_7e_Gliederung_20_1" style:display-name="Master1-Layout4-twoObj-Два-объект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Gliederung_20_2" style:display-name="Master1-Layout4-twoObj-Два-объекта~LT~Gliederung 2" style:family="paragraph" style:parent-style-name="Master1-Layout4-twoObj-Два-объект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Два-объекта_7e_LT_7e_Gliederung_20_3" style:display-name="Master1-Layout4-twoObj-Два-объекта~LT~Gliederung 3" style:family="paragraph" style:parent-style-name="Master1-Layout4-twoObj-Два-объект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Два-объекта_7e_LT_7e_Gliederung_20_4" style:display-name="Master1-Layout4-twoObj-Два-объекта~LT~Gliederung 4" style:family="paragraph" style:parent-style-name="Master1-Layout4-twoObj-Два-объект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5" style:display-name="Master1-Layout4-twoObj-Два-объекта~LT~Gliederung 5" style:family="paragraph" style:parent-style-name="Master1-Layout4-twoObj-Два-объект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6" style:display-name="Master1-Layout4-twoObj-Два-объекта~LT~Gliederung 6" style:family="paragraph" style:parent-style-name="Master1-Layout4-twoObj-Два-объект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7" style:display-name="Master1-Layout4-twoObj-Два-объекта~LT~Gliederung 7" style:family="paragraph" style:parent-style-name="Master1-Layout4-twoObj-Два-объект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8" style:display-name="Master1-Layout4-twoObj-Два-объекта~LT~Gliederung 8" style:family="paragraph" style:parent-style-name="Master1-Layout4-twoObj-Два-объект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9" style:display-name="Master1-Layout4-twoObj-Два-объекта~LT~Gliederung 9" style:family="paragraph" style:parent-style-name="Master1-Layout4-twoObj-Два-объект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Titel" style:display-name="Master1-Layout4-twoObj-Два-объект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Untertitel" style:display-name="Master1-Layout4-twoObj-Два-объект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Notizen" style:display-name="Master1-Layout4-twoObj-Два-объект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Hintergrundobjekte" style:display-name="Master1-Layout4-twoObj-Два-объект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4-twoObj-Два-объекта_7e_LT_7e_Hintergrund" style:display-name="Master1-Layout4-twoObj-Два-объект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5-twoTxTwoObj-Сравнение_7e_LT_7e_Gliederung_20_1" style:display-name="Master1-Layout5-twoTxTwoObj-Сравн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Gliederung_20_2" style:display-name="Master1-Layout5-twoTxTwoObj-Сравнение~LT~Gliederung 2" style:family="paragraph" style:parent-style-name="Master1-Layout5-twoTxTwoObj-Сравн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Сравнение_7e_LT_7e_Gliederung_20_3" style:display-name="Master1-Layout5-twoTxTwoObj-Сравнение~LT~Gliederung 3" style:family="paragraph" style:parent-style-name="Master1-Layout5-twoTxTwoObj-Сравн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Сравнение_7e_LT_7e_Gliederung_20_4" style:display-name="Master1-Layout5-twoTxTwoObj-Сравнение~LT~Gliederung 4" style:family="paragraph" style:parent-style-name="Master1-Layout5-twoTxTwoObj-Сравн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5" style:display-name="Master1-Layout5-twoTxTwoObj-Сравнение~LT~Gliederung 5" style:family="paragraph" style:parent-style-name="Master1-Layout5-twoTxTwoObj-Сравн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6" style:display-name="Master1-Layout5-twoTxTwoObj-Сравнение~LT~Gliederung 6" style:family="paragraph" style:parent-style-name="Master1-Layout5-twoTxTwoObj-Сравн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7" style:display-name="Master1-Layout5-twoTxTwoObj-Сравнение~LT~Gliederung 7" style:family="paragraph" style:parent-style-name="Master1-Layout5-twoTxTwoObj-Сравн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8" style:display-name="Master1-Layout5-twoTxTwoObj-Сравнение~LT~Gliederung 8" style:family="paragraph" style:parent-style-name="Master1-Layout5-twoTxTwoObj-Сравн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9" style:display-name="Master1-Layout5-twoTxTwoObj-Сравнение~LT~Gliederung 9" style:family="paragraph" style:parent-style-name="Master1-Layout5-twoTxTwoObj-Сравн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Titel" style:display-name="Master1-Layout5-twoTxTwoObj-Сравн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Untertitel" style:display-name="Master1-Layout5-twoTxTwoObj-Сравн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Notizen" style:display-name="Master1-Layout5-twoTxTwoObj-Сравн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Hintergrundobjekte" style:display-name="Master1-Layout5-twoTxTwoObj-Сравн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5-twoTxTwoObj-Сравнение_7e_LT_7e_Hintergrund" style:display-name="Master1-Layout5-twoTxTwoObj-Сравн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6-titleOnly-Только-заголовок_7e_LT_7e_Gliederung_20_1" style:display-name="Master1-Layout6-titleOnly-Только-заголовок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Gliederung_20_2" style:display-name="Master1-Layout6-titleOnly-Только-заголовок~LT~Gliederung 2" style:family="paragraph" style:parent-style-name="Master1-Layout6-titleOnly-Только-заголовок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Только-заголовок_7e_LT_7e_Gliederung_20_3" style:display-name="Master1-Layout6-titleOnly-Только-заголовок~LT~Gliederung 3" style:family="paragraph" style:parent-style-name="Master1-Layout6-titleOnly-Только-заголовок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Только-заголовок_7e_LT_7e_Gliederung_20_4" style:display-name="Master1-Layout6-titleOnly-Только-заголовок~LT~Gliederung 4" style:family="paragraph" style:parent-style-name="Master1-Layout6-titleOnly-Только-заголовок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5" style:display-name="Master1-Layout6-titleOnly-Только-заголовок~LT~Gliederung 5" style:family="paragraph" style:parent-style-name="Master1-Layout6-titleOnly-Только-заголовок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6" style:display-name="Master1-Layout6-titleOnly-Только-заголовок~LT~Gliederung 6" style:family="paragraph" style:parent-style-name="Master1-Layout6-titleOnly-Только-заголовок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7" style:display-name="Master1-Layout6-titleOnly-Только-заголовок~LT~Gliederung 7" style:family="paragraph" style:parent-style-name="Master1-Layout6-titleOnly-Только-заголовок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8" style:display-name="Master1-Layout6-titleOnly-Только-заголовок~LT~Gliederung 8" style:family="paragraph" style:parent-style-name="Master1-Layout6-titleOnly-Только-заголовок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9" style:display-name="Master1-Layout6-titleOnly-Только-заголовок~LT~Gliederung 9" style:family="paragraph" style:parent-style-name="Master1-Layout6-titleOnly-Только-заголовок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Titel" style:display-name="Master1-Layout6-titleOnly-Только-заголовок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Untertitel" style:display-name="Master1-Layout6-titleOnly-Только-заголовок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Notizen" style:display-name="Master1-Layout6-titleOnly-Только-заголовок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Hintergrundobjekte" style:display-name="Master1-Layout6-titleOnly-Только-заголовок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6-titleOnly-Только-заголовок_7e_LT_7e_Hintergrund" style:display-name="Master1-Layout6-titleOnly-Только-заголовок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7-blank-Пустой-слайд_7e_LT_7e_Gliederung_20_1" style:display-name="Master1-Layout7-blank-Пусто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Gliederung_20_2" style:display-name="Master1-Layout7-blank-Пустой-слайд~LT~Gliederung 2" style:family="paragraph" style:parent-style-name="Master1-Layout7-blank-Пусто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Пустой-слайд_7e_LT_7e_Gliederung_20_3" style:display-name="Master1-Layout7-blank-Пустой-слайд~LT~Gliederung 3" style:family="paragraph" style:parent-style-name="Master1-Layout7-blank-Пусто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Пустой-слайд_7e_LT_7e_Gliederung_20_4" style:display-name="Master1-Layout7-blank-Пустой-слайд~LT~Gliederung 4" style:family="paragraph" style:parent-style-name="Master1-Layout7-blank-Пусто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5" style:display-name="Master1-Layout7-blank-Пустой-слайд~LT~Gliederung 5" style:family="paragraph" style:parent-style-name="Master1-Layout7-blank-Пусто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6" style:display-name="Master1-Layout7-blank-Пустой-слайд~LT~Gliederung 6" style:family="paragraph" style:parent-style-name="Master1-Layout7-blank-Пусто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7" style:display-name="Master1-Layout7-blank-Пустой-слайд~LT~Gliederung 7" style:family="paragraph" style:parent-style-name="Master1-Layout7-blank-Пусто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8" style:display-name="Master1-Layout7-blank-Пустой-слайд~LT~Gliederung 8" style:family="paragraph" style:parent-style-name="Master1-Layout7-blank-Пусто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9" style:display-name="Master1-Layout7-blank-Пустой-слайд~LT~Gliederung 9" style:family="paragraph" style:parent-style-name="Master1-Layout7-blank-Пусто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Titel" style:display-name="Master1-Layout7-blank-Пусто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Untertitel" style:display-name="Master1-Layout7-blank-Пусто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Notizen" style:display-name="Master1-Layout7-blank-Пусто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Hintergrundobjekte" style:display-name="Master1-Layout7-blank-Пусто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7-blank-Пустой-слайд_7e_LT_7e_Hintergrund" style:display-name="Master1-Layout7-blank-Пусто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8-objTx-Объект-с-подписью_7e_LT_7e_Gliederung_20_1" style:display-name="Master1-Layout8-objTx-Объект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Gliederung_20_2" style:display-name="Master1-Layout8-objTx-Объект-с-подписью~LT~Gliederung 2" style:family="paragraph" style:parent-style-name="Master1-Layout8-objTx-Объект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Объект-с-подписью_7e_LT_7e_Gliederung_20_3" style:display-name="Master1-Layout8-objTx-Объект-с-подписью~LT~Gliederung 3" style:family="paragraph" style:parent-style-name="Master1-Layout8-objTx-Объект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Объект-с-подписью_7e_LT_7e_Gliederung_20_4" style:display-name="Master1-Layout8-objTx-Объект-с-подписью~LT~Gliederung 4" style:family="paragraph" style:parent-style-name="Master1-Layout8-objTx-Объект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5" style:display-name="Master1-Layout8-objTx-Объект-с-подписью~LT~Gliederung 5" style:family="paragraph" style:parent-style-name="Master1-Layout8-objTx-Объект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6" style:display-name="Master1-Layout8-objTx-Объект-с-подписью~LT~Gliederung 6" style:family="paragraph" style:parent-style-name="Master1-Layout8-objTx-Объект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7" style:display-name="Master1-Layout8-objTx-Объект-с-подписью~LT~Gliederung 7" style:family="paragraph" style:parent-style-name="Master1-Layout8-objTx-Объект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8" style:display-name="Master1-Layout8-objTx-Объект-с-подписью~LT~Gliederung 8" style:family="paragraph" style:parent-style-name="Master1-Layout8-objTx-Объект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9" style:display-name="Master1-Layout8-objTx-Объект-с-подписью~LT~Gliederung 9" style:family="paragraph" style:parent-style-name="Master1-Layout8-objTx-Объект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Titel" style:display-name="Master1-Layout8-objTx-Объект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Untertitel" style:display-name="Master1-Layout8-objTx-Объект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Notizen" style:display-name="Master1-Layout8-objTx-Объект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Hintergrundobjekte" style:display-name="Master1-Layout8-objTx-Объект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8-objTx-Объект-с-подписью_7e_LT_7e_Hintergrund" style:display-name="Master1-Layout8-objTx-Объект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9-picTx-Рисунок-с-подписью_7e_LT_7e_Gliederung_20_1" style:display-name="Master1-Layout9-picTx-Рисунок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Gliederung_20_2" style:display-name="Master1-Layout9-picTx-Рисунок-с-подписью~LT~Gliederung 2" style:family="paragraph" style:parent-style-name="Master1-Layout9-picTx-Рисунок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Рисунок-с-подписью_7e_LT_7e_Gliederung_20_3" style:display-name="Master1-Layout9-picTx-Рисунок-с-подписью~LT~Gliederung 3" style:family="paragraph" style:parent-style-name="Master1-Layout9-picTx-Рисунок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Рисунок-с-подписью_7e_LT_7e_Gliederung_20_4" style:display-name="Master1-Layout9-picTx-Рисунок-с-подписью~LT~Gliederung 4" style:family="paragraph" style:parent-style-name="Master1-Layout9-picTx-Рисунок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5" style:display-name="Master1-Layout9-picTx-Рисунок-с-подписью~LT~Gliederung 5" style:family="paragraph" style:parent-style-name="Master1-Layout9-picTx-Рисунок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6" style:display-name="Master1-Layout9-picTx-Рисунок-с-подписью~LT~Gliederung 6" style:family="paragraph" style:parent-style-name="Master1-Layout9-picTx-Рисунок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7" style:display-name="Master1-Layout9-picTx-Рисунок-с-подписью~LT~Gliederung 7" style:family="paragraph" style:parent-style-name="Master1-Layout9-picTx-Рисунок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8" style:display-name="Master1-Layout9-picTx-Рисунок-с-подписью~LT~Gliederung 8" style:family="paragraph" style:parent-style-name="Master1-Layout9-picTx-Рисунок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9" style:display-name="Master1-Layout9-picTx-Рисунок-с-подписью~LT~Gliederung 9" style:family="paragraph" style:parent-style-name="Master1-Layout9-picTx-Рисунок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Titel" style:display-name="Master1-Layout9-picTx-Рисунок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Untertitel" style:display-name="Master1-Layout9-picTx-Рисунок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Notizen" style:display-name="Master1-Layout9-picTx-Рисунок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Hintergrundobjekte" style:display-name="Master1-Layout9-picTx-Рисунок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9-picTx-Рисунок-с-подписью_7e_LT_7e_Hintergrund" style:display-name="Master1-Layout9-picTx-Рисунок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0-vertTx-Заголовок-и-вертикальный-текст_7e_LT_7e_Gliederung_20_1" style:display-name="Master1-Layout10-vertTx-Заголовок-и-вертикальный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Gliederung_20_2" style:display-name="Master1-Layout10-vertTx-Заголовок-и-вертикальный-текст~LT~Gliederung 2" style:family="paragraph" style:parent-style-name="Master1-Layout10-vertTx-Заголовок-и-вертикальный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Заголовок-и-вертикальный-текст_7e_LT_7e_Gliederung_20_3" style:display-name="Master1-Layout10-vertTx-Заголовок-и-вертикальный-текст~LT~Gliederung 3" style:family="paragraph" style:parent-style-name="Master1-Layout10-vertTx-Заголовок-и-вертикальный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Заголовок-и-вертикальный-текст_7e_LT_7e_Gliederung_20_4" style:display-name="Master1-Layout10-vertTx-Заголовок-и-вертикальный-текст~LT~Gliederung 4" style:family="paragraph" style:parent-style-name="Master1-Layout10-vertTx-Заголовок-и-вертикальный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5" style:display-name="Master1-Layout10-vertTx-Заголовок-и-вертикальный-текст~LT~Gliederung 5" style:family="paragraph" style:parent-style-name="Master1-Layout10-vertTx-Заголовок-и-вертикальный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6" style:display-name="Master1-Layout10-vertTx-Заголовок-и-вертикальный-текст~LT~Gliederung 6" style:family="paragraph" style:parent-style-name="Master1-Layout10-vertTx-Заголовок-и-вертикальный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7" style:display-name="Master1-Layout10-vertTx-Заголовок-и-вертикальный-текст~LT~Gliederung 7" style:family="paragraph" style:parent-style-name="Master1-Layout10-vertTx-Заголовок-и-вертикальный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8" style:display-name="Master1-Layout10-vertTx-Заголовок-и-вертикальный-текст~LT~Gliederung 8" style:family="paragraph" style:parent-style-name="Master1-Layout10-vertTx-Заголовок-и-вертикальный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9" style:display-name="Master1-Layout10-vertTx-Заголовок-и-вертикальный-текст~LT~Gliederung 9" style:family="paragraph" style:parent-style-name="Master1-Layout10-vertTx-Заголовок-и-вертикальный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Titel" style:display-name="Master1-Layout10-vertTx-Заголовок-и-вертикальный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Untertitel" style:display-name="Master1-Layout10-vertTx-Заголовок-и-вертикальный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Notizen" style:display-name="Master1-Layout10-vertTx-Заголовок-и-вертикальный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Hintergrundobjekte" style:display-name="Master1-Layout10-vertTx-Заголовок-и-вертикальный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0-vertTx-Заголовок-и-вертикальный-текст_7e_LT_7e_Hintergrund" style:display-name="Master1-Layout10-vertTx-Заголовок-и-вертикальный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1-vertTitleAndTx-Вертикальный-заголовок-и-текст_7e_LT_7e_Gliederung_20_1" style:display-name="Master1-Layout11-vertTitleAndTx-Вертикальный-заголовок-и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Gliederung_20_2" style:display-name="Master1-Layout11-vertTitleAndTx-Вертикальный-заголовок-и-текст~LT~Gliederung 2" style:family="paragraph" style:parent-style-name="Master1-Layout11-vertTitleAndTx-Вертикальный-заголовок-и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Вертикальный-заголовок-и-текст_7e_LT_7e_Gliederung_20_3" style:display-name="Master1-Layout11-vertTitleAndTx-Вертикальный-заголовок-и-текст~LT~Gliederung 3" style:family="paragraph" style:parent-style-name="Master1-Layout11-vertTitleAndTx-Вертикальный-заголовок-и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Вертикальный-заголовок-и-текст_7e_LT_7e_Gliederung_20_4" style:display-name="Master1-Layout11-vertTitleAndTx-Вертикальный-заголовок-и-текст~LT~Gliederung 4" style:family="paragraph" style:parent-style-name="Master1-Layout11-vertTitleAndTx-Вертикальный-заголовок-и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5" style:display-name="Master1-Layout11-vertTitleAndTx-Вертикальный-заголовок-и-текст~LT~Gliederung 5" style:family="paragraph" style:parent-style-name="Master1-Layout11-vertTitleAndTx-Вертикальный-заголовок-и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6" style:display-name="Master1-Layout11-vertTitleAndTx-Вертикальный-заголовок-и-текст~LT~Gliederung 6" style:family="paragraph" style:parent-style-name="Master1-Layout11-vertTitleAndTx-Вертикальный-заголовок-и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7" style:display-name="Master1-Layout11-vertTitleAndTx-Вертикальный-заголовок-и-текст~LT~Gliederung 7" style:family="paragraph" style:parent-style-name="Master1-Layout11-vertTitleAndTx-Вертикальный-заголовок-и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8" style:display-name="Master1-Layout11-vertTitleAndTx-Вертикальный-заголовок-и-текст~LT~Gliederung 8" style:family="paragraph" style:parent-style-name="Master1-Layout11-vertTitleAndTx-Вертикальный-заголовок-и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9" style:display-name="Master1-Layout11-vertTitleAndTx-Вертикальный-заголовок-и-текст~LT~Gliederung 9" style:family="paragraph" style:parent-style-name="Master1-Layout11-vertTitleAndTx-Вертикальный-заголовок-и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Titel" style:display-name="Master1-Layout11-vertTitleAndTx-Вертикальный-заголовок-и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Untertitel" style:display-name="Master1-Layout11-vertTitleAndTx-Вертикальный-заголовок-и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Notizen" style:display-name="Master1-Layout11-vertTitleAndTx-Вертикальный-заголовок-и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Hintergrundobjekte" style:display-name="Master1-Layout11-vertTitleAndTx-Вертикальный-заголовок-и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1-vertTitleAndTx-Вертикальный-заголовок-и-текст_7e_LT_7e_Hintergrund" style:display-name="Master1-Layout11-vertTitleAndTx-Вертикальный-заголовок-и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Специальное-оформление_7e_LT_7e_Gliederung_20_1" style:display-name="Master2-Специальное-оформл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Gliederung_20_2" style:display-name="Master2-Специальное-оформление~LT~Gliederung 2" style:family="paragraph" style:parent-style-name="Master2-Специальное-оформл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Специальное-оформление_7e_LT_7e_Gliederung_20_3" style:display-name="Master2-Специальное-оформление~LT~Gliederung 3" style:family="paragraph" style:parent-style-name="Master2-Специальное-оформл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Специальное-оформление_7e_LT_7e_Gliederung_20_4" style:display-name="Master2-Специальное-оформление~LT~Gliederung 4" style:family="paragraph" style:parent-style-name="Master2-Специальное-оформл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5" style:display-name="Master2-Специальное-оформление~LT~Gliederung 5" style:family="paragraph" style:parent-style-name="Master2-Специальное-оформл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6" style:display-name="Master2-Специальное-оформление~LT~Gliederung 6" style:family="paragraph" style:parent-style-name="Master2-Специальное-оформл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7" style:display-name="Master2-Специальное-оформление~LT~Gliederung 7" style:family="paragraph" style:parent-style-name="Master2-Специальное-оформл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8" style:display-name="Master2-Специальное-оформление~LT~Gliederung 8" style:family="paragraph" style:parent-style-name="Master2-Специальное-оформл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9" style:display-name="Master2-Специальное-оформление~LT~Gliederung 9" style:family="paragraph" style:parent-style-name="Master2-Специальное-оформл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Titel" style:display-name="Master2-Специальное-оформл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Untertitel" style:display-name="Master2-Специальное-оформл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Notizen" style:display-name="Master2-Специальное-оформл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Hintergrundobjekte" style:display-name="Master2-Специальное-оформл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Специальное-оформление_7e_LT_7e_Hintergrund" style:display-name="Master2-Специальное-оформл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-title-Титульный-слайд_7e_LT_7e_Gliederung_20_1" style:display-name="Master2-Layout1-title-Титульны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Gliederung_20_2" style:display-name="Master2-Layout1-title-Титульный-слайд~LT~Gliederung 2" style:family="paragraph" style:parent-style-name="Master2-Layout1-title-Титульны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-title-Титульный-слайд_7e_LT_7e_Gliederung_20_3" style:display-name="Master2-Layout1-title-Титульный-слайд~LT~Gliederung 3" style:family="paragraph" style:parent-style-name="Master2-Layout1-title-Титульны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-title-Титульный-слайд_7e_LT_7e_Gliederung_20_4" style:display-name="Master2-Layout1-title-Титульный-слайд~LT~Gliederung 4" style:family="paragraph" style:parent-style-name="Master2-Layout1-title-Титульны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5" style:display-name="Master2-Layout1-title-Титульный-слайд~LT~Gliederung 5" style:family="paragraph" style:parent-style-name="Master2-Layout1-title-Титульны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6" style:display-name="Master2-Layout1-title-Титульный-слайд~LT~Gliederung 6" style:family="paragraph" style:parent-style-name="Master2-Layout1-title-Титульны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7" style:display-name="Master2-Layout1-title-Титульный-слайд~LT~Gliederung 7" style:family="paragraph" style:parent-style-name="Master2-Layout1-title-Титульны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8" style:display-name="Master2-Layout1-title-Титульный-слайд~LT~Gliederung 8" style:family="paragraph" style:parent-style-name="Master2-Layout1-title-Титульны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9" style:display-name="Master2-Layout1-title-Титульный-слайд~LT~Gliederung 9" style:family="paragraph" style:parent-style-name="Master2-Layout1-title-Титульны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Titel" style:display-name="Master2-Layout1-title-Титульны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Untertitel" style:display-name="Master2-Layout1-title-Титульны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Notizen" style:display-name="Master2-Layout1-title-Титульны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Hintergrundobjekte" style:display-name="Master2-Layout1-title-Титульны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-title-Титульный-слайд_7e_LT_7e_Hintergrund" style:display-name="Master2-Layout1-title-Титульны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2-obj-Заголовок-и-объект_7e_LT_7e_Gliederung_20_1" style:display-name="Master2-Layout2-obj-Заголовок-и-объек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Gliederung_20_2" style:display-name="Master2-Layout2-obj-Заголовок-и-объект~LT~Gliederung 2" style:family="paragraph" style:parent-style-name="Master2-Layout2-obj-Заголовок-и-объек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2-obj-Заголовок-и-объект_7e_LT_7e_Gliederung_20_3" style:display-name="Master2-Layout2-obj-Заголовок-и-объект~LT~Gliederung 3" style:family="paragraph" style:parent-style-name="Master2-Layout2-obj-Заголовок-и-объек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2-obj-Заголовок-и-объект_7e_LT_7e_Gliederung_20_4" style:display-name="Master2-Layout2-obj-Заголовок-и-объект~LT~Gliederung 4" style:family="paragraph" style:parent-style-name="Master2-Layout2-obj-Заголовок-и-объек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5" style:display-name="Master2-Layout2-obj-Заголовок-и-объект~LT~Gliederung 5" style:family="paragraph" style:parent-style-name="Master2-Layout2-obj-Заголовок-и-объек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6" style:display-name="Master2-Layout2-obj-Заголовок-и-объект~LT~Gliederung 6" style:family="paragraph" style:parent-style-name="Master2-Layout2-obj-Заголовок-и-объек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7" style:display-name="Master2-Layout2-obj-Заголовок-и-объект~LT~Gliederung 7" style:family="paragraph" style:parent-style-name="Master2-Layout2-obj-Заголовок-и-объек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8" style:display-name="Master2-Layout2-obj-Заголовок-и-объект~LT~Gliederung 8" style:family="paragraph" style:parent-style-name="Master2-Layout2-obj-Заголовок-и-объек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9" style:display-name="Master2-Layout2-obj-Заголовок-и-объект~LT~Gliederung 9" style:family="paragraph" style:parent-style-name="Master2-Layout2-obj-Заголовок-и-объек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Titel" style:display-name="Master2-Layout2-obj-Заголовок-и-объек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Untertitel" style:display-name="Master2-Layout2-obj-Заголовок-и-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Notizen" style:display-name="Master2-Layout2-obj-Заголовок-и-объек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Hintergrundobjekte" style:display-name="Master2-Layout2-obj-Заголовок-и-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2-obj-Заголовок-и-объект_7e_LT_7e_Hintergrund" style:display-name="Master2-Layout2-obj-Заголовок-и-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3-secHead-Заголовок-раздела_7e_LT_7e_Gliederung_20_1" style:display-name="Master2-Layout3-secHead-Заголовок-раздел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Gliederung_20_2" style:display-name="Master2-Layout3-secHead-Заголовок-раздела~LT~Gliederung 2" style:family="paragraph" style:parent-style-name="Master2-Layout3-secHead-Заголовок-раздел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3-secHead-Заголовок-раздела_7e_LT_7e_Gliederung_20_3" style:display-name="Master2-Layout3-secHead-Заголовок-раздела~LT~Gliederung 3" style:family="paragraph" style:parent-style-name="Master2-Layout3-secHead-Заголовок-раздел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3-secHead-Заголовок-раздела_7e_LT_7e_Gliederung_20_4" style:display-name="Master2-Layout3-secHead-Заголовок-раздела~LT~Gliederung 4" style:family="paragraph" style:parent-style-name="Master2-Layout3-secHead-Заголовок-раздел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5" style:display-name="Master2-Layout3-secHead-Заголовок-раздела~LT~Gliederung 5" style:family="paragraph" style:parent-style-name="Master2-Layout3-secHead-Заголовок-раздел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6" style:display-name="Master2-Layout3-secHead-Заголовок-раздела~LT~Gliederung 6" style:family="paragraph" style:parent-style-name="Master2-Layout3-secHead-Заголовок-раздел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7" style:display-name="Master2-Layout3-secHead-Заголовок-раздела~LT~Gliederung 7" style:family="paragraph" style:parent-style-name="Master2-Layout3-secHead-Заголовок-раздел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8" style:display-name="Master2-Layout3-secHead-Заголовок-раздела~LT~Gliederung 8" style:family="paragraph" style:parent-style-name="Master2-Layout3-secHead-Заголовок-раздел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9" style:display-name="Master2-Layout3-secHead-Заголовок-раздела~LT~Gliederung 9" style:family="paragraph" style:parent-style-name="Master2-Layout3-secHead-Заголовок-раздел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Titel" style:display-name="Master2-Layout3-secHead-Заголовок-раздел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Untertitel" style:display-name="Master2-Layout3-secHead-Заголовок-раздел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Notizen" style:display-name="Master2-Layout3-secHead-Заголовок-раздел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Hintergrundobjekte" style:display-name="Master2-Layout3-secHead-Заголовок-раздел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3-secHead-Заголовок-раздела_7e_LT_7e_Hintergrund" style:display-name="Master2-Layout3-secHead-Заголовок-раздел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4-twoObj-Два-объекта_7e_LT_7e_Gliederung_20_1" style:display-name="Master2-Layout4-twoObj-Два-объект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Gliederung_20_2" style:display-name="Master2-Layout4-twoObj-Два-объекта~LT~Gliederung 2" style:family="paragraph" style:parent-style-name="Master2-Layout4-twoObj-Два-объект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4-twoObj-Два-объекта_7e_LT_7e_Gliederung_20_3" style:display-name="Master2-Layout4-twoObj-Два-объекта~LT~Gliederung 3" style:family="paragraph" style:parent-style-name="Master2-Layout4-twoObj-Два-объект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4-twoObj-Два-объекта_7e_LT_7e_Gliederung_20_4" style:display-name="Master2-Layout4-twoObj-Два-объекта~LT~Gliederung 4" style:family="paragraph" style:parent-style-name="Master2-Layout4-twoObj-Два-объект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5" style:display-name="Master2-Layout4-twoObj-Два-объекта~LT~Gliederung 5" style:family="paragraph" style:parent-style-name="Master2-Layout4-twoObj-Два-объект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6" style:display-name="Master2-Layout4-twoObj-Два-объекта~LT~Gliederung 6" style:family="paragraph" style:parent-style-name="Master2-Layout4-twoObj-Два-объект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7" style:display-name="Master2-Layout4-twoObj-Два-объекта~LT~Gliederung 7" style:family="paragraph" style:parent-style-name="Master2-Layout4-twoObj-Два-объект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8" style:display-name="Master2-Layout4-twoObj-Два-объекта~LT~Gliederung 8" style:family="paragraph" style:parent-style-name="Master2-Layout4-twoObj-Два-объект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9" style:display-name="Master2-Layout4-twoObj-Два-объекта~LT~Gliederung 9" style:family="paragraph" style:parent-style-name="Master2-Layout4-twoObj-Два-объект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Titel" style:display-name="Master2-Layout4-twoObj-Два-объект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Untertitel" style:display-name="Master2-Layout4-twoObj-Два-объект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Notizen" style:display-name="Master2-Layout4-twoObj-Два-объект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Hintergrundobjekte" style:display-name="Master2-Layout4-twoObj-Два-объект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4-twoObj-Два-объекта_7e_LT_7e_Hintergrund" style:display-name="Master2-Layout4-twoObj-Два-объект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5-twoTxTwoObj-Сравнение_7e_LT_7e_Gliederung_20_1" style:display-name="Master2-Layout5-twoTxTwoObj-Сравн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Gliederung_20_2" style:display-name="Master2-Layout5-twoTxTwoObj-Сравнение~LT~Gliederung 2" style:family="paragraph" style:parent-style-name="Master2-Layout5-twoTxTwoObj-Сравн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5-twoTxTwoObj-Сравнение_7e_LT_7e_Gliederung_20_3" style:display-name="Master2-Layout5-twoTxTwoObj-Сравнение~LT~Gliederung 3" style:family="paragraph" style:parent-style-name="Master2-Layout5-twoTxTwoObj-Сравн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5-twoTxTwoObj-Сравнение_7e_LT_7e_Gliederung_20_4" style:display-name="Master2-Layout5-twoTxTwoObj-Сравнение~LT~Gliederung 4" style:family="paragraph" style:parent-style-name="Master2-Layout5-twoTxTwoObj-Сравн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5" style:display-name="Master2-Layout5-twoTxTwoObj-Сравнение~LT~Gliederung 5" style:family="paragraph" style:parent-style-name="Master2-Layout5-twoTxTwoObj-Сравн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6" style:display-name="Master2-Layout5-twoTxTwoObj-Сравнение~LT~Gliederung 6" style:family="paragraph" style:parent-style-name="Master2-Layout5-twoTxTwoObj-Сравн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7" style:display-name="Master2-Layout5-twoTxTwoObj-Сравнение~LT~Gliederung 7" style:family="paragraph" style:parent-style-name="Master2-Layout5-twoTxTwoObj-Сравн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8" style:display-name="Master2-Layout5-twoTxTwoObj-Сравнение~LT~Gliederung 8" style:family="paragraph" style:parent-style-name="Master2-Layout5-twoTxTwoObj-Сравн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9" style:display-name="Master2-Layout5-twoTxTwoObj-Сравнение~LT~Gliederung 9" style:family="paragraph" style:parent-style-name="Master2-Layout5-twoTxTwoObj-Сравн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Titel" style:display-name="Master2-Layout5-twoTxTwoObj-Сравн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Untertitel" style:display-name="Master2-Layout5-twoTxTwoObj-Сравн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Notizen" style:display-name="Master2-Layout5-twoTxTwoObj-Сравн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Hintergrundobjekte" style:display-name="Master2-Layout5-twoTxTwoObj-Сравн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5-twoTxTwoObj-Сравнение_7e_LT_7e_Hintergrund" style:display-name="Master2-Layout5-twoTxTwoObj-Сравн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6-titleOnly-Только-заголовок_7e_LT_7e_Gliederung_20_1" style:display-name="Master2-Layout6-titleOnly-Только-заголовок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Gliederung_20_2" style:display-name="Master2-Layout6-titleOnly-Только-заголовок~LT~Gliederung 2" style:family="paragraph" style:parent-style-name="Master2-Layout6-titleOnly-Только-заголовок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6-titleOnly-Только-заголовок_7e_LT_7e_Gliederung_20_3" style:display-name="Master2-Layout6-titleOnly-Только-заголовок~LT~Gliederung 3" style:family="paragraph" style:parent-style-name="Master2-Layout6-titleOnly-Только-заголовок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6-titleOnly-Только-заголовок_7e_LT_7e_Gliederung_20_4" style:display-name="Master2-Layout6-titleOnly-Только-заголовок~LT~Gliederung 4" style:family="paragraph" style:parent-style-name="Master2-Layout6-titleOnly-Только-заголовок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5" style:display-name="Master2-Layout6-titleOnly-Только-заголовок~LT~Gliederung 5" style:family="paragraph" style:parent-style-name="Master2-Layout6-titleOnly-Только-заголовок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6" style:display-name="Master2-Layout6-titleOnly-Только-заголовок~LT~Gliederung 6" style:family="paragraph" style:parent-style-name="Master2-Layout6-titleOnly-Только-заголовок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7" style:display-name="Master2-Layout6-titleOnly-Только-заголовок~LT~Gliederung 7" style:family="paragraph" style:parent-style-name="Master2-Layout6-titleOnly-Только-заголовок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8" style:display-name="Master2-Layout6-titleOnly-Только-заголовок~LT~Gliederung 8" style:family="paragraph" style:parent-style-name="Master2-Layout6-titleOnly-Только-заголовок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9" style:display-name="Master2-Layout6-titleOnly-Только-заголовок~LT~Gliederung 9" style:family="paragraph" style:parent-style-name="Master2-Layout6-titleOnly-Только-заголовок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Titel" style:display-name="Master2-Layout6-titleOnly-Только-заголовок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Untertitel" style:display-name="Master2-Layout6-titleOnly-Только-заголовок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Notizen" style:display-name="Master2-Layout6-titleOnly-Только-заголовок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Hintergrundobjekte" style:display-name="Master2-Layout6-titleOnly-Только-заголовок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6-titleOnly-Только-заголовок_7e_LT_7e_Hintergrund" style:display-name="Master2-Layout6-titleOnly-Только-заголовок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7-blank-Пустой-слайд_7e_LT_7e_Gliederung_20_1" style:display-name="Master2-Layout7-blank-Пусто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Gliederung_20_2" style:display-name="Master2-Layout7-blank-Пустой-слайд~LT~Gliederung 2" style:family="paragraph" style:parent-style-name="Master2-Layout7-blank-Пусто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7-blank-Пустой-слайд_7e_LT_7e_Gliederung_20_3" style:display-name="Master2-Layout7-blank-Пустой-слайд~LT~Gliederung 3" style:family="paragraph" style:parent-style-name="Master2-Layout7-blank-Пусто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7-blank-Пустой-слайд_7e_LT_7e_Gliederung_20_4" style:display-name="Master2-Layout7-blank-Пустой-слайд~LT~Gliederung 4" style:family="paragraph" style:parent-style-name="Master2-Layout7-blank-Пусто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5" style:display-name="Master2-Layout7-blank-Пустой-слайд~LT~Gliederung 5" style:family="paragraph" style:parent-style-name="Master2-Layout7-blank-Пусто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6" style:display-name="Master2-Layout7-blank-Пустой-слайд~LT~Gliederung 6" style:family="paragraph" style:parent-style-name="Master2-Layout7-blank-Пусто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7" style:display-name="Master2-Layout7-blank-Пустой-слайд~LT~Gliederung 7" style:family="paragraph" style:parent-style-name="Master2-Layout7-blank-Пусто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8" style:display-name="Master2-Layout7-blank-Пустой-слайд~LT~Gliederung 8" style:family="paragraph" style:parent-style-name="Master2-Layout7-blank-Пусто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9" style:display-name="Master2-Layout7-blank-Пустой-слайд~LT~Gliederung 9" style:family="paragraph" style:parent-style-name="Master2-Layout7-blank-Пусто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Titel" style:display-name="Master2-Layout7-blank-Пусто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Untertitel" style:display-name="Master2-Layout7-blank-Пусто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Notizen" style:display-name="Master2-Layout7-blank-Пусто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Hintergrundobjekte" style:display-name="Master2-Layout7-blank-Пусто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7-blank-Пустой-слайд_7e_LT_7e_Hintergrund" style:display-name="Master2-Layout7-blank-Пусто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8-objTx-Объект-с-подписью_7e_LT_7e_Gliederung_20_1" style:display-name="Master2-Layout8-objTx-Объект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Gliederung_20_2" style:display-name="Master2-Layout8-objTx-Объект-с-подписью~LT~Gliederung 2" style:family="paragraph" style:parent-style-name="Master2-Layout8-objTx-Объект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8-objTx-Объект-с-подписью_7e_LT_7e_Gliederung_20_3" style:display-name="Master2-Layout8-objTx-Объект-с-подписью~LT~Gliederung 3" style:family="paragraph" style:parent-style-name="Master2-Layout8-objTx-Объект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8-objTx-Объект-с-подписью_7e_LT_7e_Gliederung_20_4" style:display-name="Master2-Layout8-objTx-Объект-с-подписью~LT~Gliederung 4" style:family="paragraph" style:parent-style-name="Master2-Layout8-objTx-Объект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5" style:display-name="Master2-Layout8-objTx-Объект-с-подписью~LT~Gliederung 5" style:family="paragraph" style:parent-style-name="Master2-Layout8-objTx-Объект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6" style:display-name="Master2-Layout8-objTx-Объект-с-подписью~LT~Gliederung 6" style:family="paragraph" style:parent-style-name="Master2-Layout8-objTx-Объект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7" style:display-name="Master2-Layout8-objTx-Объект-с-подписью~LT~Gliederung 7" style:family="paragraph" style:parent-style-name="Master2-Layout8-objTx-Объект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8" style:display-name="Master2-Layout8-objTx-Объект-с-подписью~LT~Gliederung 8" style:family="paragraph" style:parent-style-name="Master2-Layout8-objTx-Объект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9" style:display-name="Master2-Layout8-objTx-Объект-с-подписью~LT~Gliederung 9" style:family="paragraph" style:parent-style-name="Master2-Layout8-objTx-Объект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Titel" style:display-name="Master2-Layout8-objTx-Объект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Untertitel" style:display-name="Master2-Layout8-objTx-Объект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Notizen" style:display-name="Master2-Layout8-objTx-Объект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Hintergrundobjekte" style:display-name="Master2-Layout8-objTx-Объект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8-objTx-Объект-с-подписью_7e_LT_7e_Hintergrund" style:display-name="Master2-Layout8-objTx-Объект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9-picTx-Рисунок-с-подписью_7e_LT_7e_Gliederung_20_1" style:display-name="Master2-Layout9-picTx-Рисунок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Gliederung_20_2" style:display-name="Master2-Layout9-picTx-Рисунок-с-подписью~LT~Gliederung 2" style:family="paragraph" style:parent-style-name="Master2-Layout9-picTx-Рисунок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9-picTx-Рисунок-с-подписью_7e_LT_7e_Gliederung_20_3" style:display-name="Master2-Layout9-picTx-Рисунок-с-подписью~LT~Gliederung 3" style:family="paragraph" style:parent-style-name="Master2-Layout9-picTx-Рисунок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9-picTx-Рисунок-с-подписью_7e_LT_7e_Gliederung_20_4" style:display-name="Master2-Layout9-picTx-Рисунок-с-подписью~LT~Gliederung 4" style:family="paragraph" style:parent-style-name="Master2-Layout9-picTx-Рисунок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5" style:display-name="Master2-Layout9-picTx-Рисунок-с-подписью~LT~Gliederung 5" style:family="paragraph" style:parent-style-name="Master2-Layout9-picTx-Рисунок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6" style:display-name="Master2-Layout9-picTx-Рисунок-с-подписью~LT~Gliederung 6" style:family="paragraph" style:parent-style-name="Master2-Layout9-picTx-Рисунок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7" style:display-name="Master2-Layout9-picTx-Рисунок-с-подписью~LT~Gliederung 7" style:family="paragraph" style:parent-style-name="Master2-Layout9-picTx-Рисунок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8" style:display-name="Master2-Layout9-picTx-Рисунок-с-подписью~LT~Gliederung 8" style:family="paragraph" style:parent-style-name="Master2-Layout9-picTx-Рисунок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9" style:display-name="Master2-Layout9-picTx-Рисунок-с-подписью~LT~Gliederung 9" style:family="paragraph" style:parent-style-name="Master2-Layout9-picTx-Рисунок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Titel" style:display-name="Master2-Layout9-picTx-Рисунок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Untertitel" style:display-name="Master2-Layout9-picTx-Рисунок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Notizen" style:display-name="Master2-Layout9-picTx-Рисунок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Hintergrundobjekte" style:display-name="Master2-Layout9-picTx-Рисунок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9-picTx-Рисунок-с-подписью_7e_LT_7e_Hintergrund" style:display-name="Master2-Layout9-picTx-Рисунок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0-vertTx-Заголовок-и-вертикальный-текст_7e_LT_7e_Gliederung_20_1" style:display-name="Master2-Layout10-vertTx-Заголовок-и-вертикальный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Gliederung_20_2" style:display-name="Master2-Layout10-vertTx-Заголовок-и-вертикальный-текст~LT~Gliederung 2" style:family="paragraph" style:parent-style-name="Master2-Layout10-vertTx-Заголовок-и-вертикальный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0-vertTx-Заголовок-и-вертикальный-текст_7e_LT_7e_Gliederung_20_3" style:display-name="Master2-Layout10-vertTx-Заголовок-и-вертикальный-текст~LT~Gliederung 3" style:family="paragraph" style:parent-style-name="Master2-Layout10-vertTx-Заголовок-и-вертикальный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0-vertTx-Заголовок-и-вертикальный-текст_7e_LT_7e_Gliederung_20_4" style:display-name="Master2-Layout10-vertTx-Заголовок-и-вертикальный-текст~LT~Gliederung 4" style:family="paragraph" style:parent-style-name="Master2-Layout10-vertTx-Заголовок-и-вертикальный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5" style:display-name="Master2-Layout10-vertTx-Заголовок-и-вертикальный-текст~LT~Gliederung 5" style:family="paragraph" style:parent-style-name="Master2-Layout10-vertTx-Заголовок-и-вертикальный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6" style:display-name="Master2-Layout10-vertTx-Заголовок-и-вертикальный-текст~LT~Gliederung 6" style:family="paragraph" style:parent-style-name="Master2-Layout10-vertTx-Заголовок-и-вертикальный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7" style:display-name="Master2-Layout10-vertTx-Заголовок-и-вертикальный-текст~LT~Gliederung 7" style:family="paragraph" style:parent-style-name="Master2-Layout10-vertTx-Заголовок-и-вертикальный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8" style:display-name="Master2-Layout10-vertTx-Заголовок-и-вертикальный-текст~LT~Gliederung 8" style:family="paragraph" style:parent-style-name="Master2-Layout10-vertTx-Заголовок-и-вертикальный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9" style:display-name="Master2-Layout10-vertTx-Заголовок-и-вертикальный-текст~LT~Gliederung 9" style:family="paragraph" style:parent-style-name="Master2-Layout10-vertTx-Заголовок-и-вертикальный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Titel" style:display-name="Master2-Layout10-vertTx-Заголовок-и-вертикальный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Untertitel" style:display-name="Master2-Layout10-vertTx-Заголовок-и-вертикальный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Notizen" style:display-name="Master2-Layout10-vertTx-Заголовок-и-вертикальный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Hintergrundobjekte" style:display-name="Master2-Layout10-vertTx-Заголовок-и-вертикальный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0-vertTx-Заголовок-и-вертикальный-текст_7e_LT_7e_Hintergrund" style:display-name="Master2-Layout10-vertTx-Заголовок-и-вертикальный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1-vertTitleAndTx-Вертикальный-заголовок-и-текст_7e_LT_7e_Gliederung_20_1" style:display-name="Master2-Layout11-vertTitleAndTx-Вертикальный-заголовок-и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Gliederung_20_2" style:display-name="Master2-Layout11-vertTitleAndTx-Вертикальный-заголовок-и-текст~LT~Gliederung 2" style:family="paragraph" style:parent-style-name="Master2-Layout11-vertTitleAndTx-Вертикальный-заголовок-и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1-vertTitleAndTx-Вертикальный-заголовок-и-текст_7e_LT_7e_Gliederung_20_3" style:display-name="Master2-Layout11-vertTitleAndTx-Вертикальный-заголовок-и-текст~LT~Gliederung 3" style:family="paragraph" style:parent-style-name="Master2-Layout11-vertTitleAndTx-Вертикальный-заголовок-и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1-vertTitleAndTx-Вертикальный-заголовок-и-текст_7e_LT_7e_Gliederung_20_4" style:display-name="Master2-Layout11-vertTitleAndTx-Вертикальный-заголовок-и-текст~LT~Gliederung 4" style:family="paragraph" style:parent-style-name="Master2-Layout11-vertTitleAndTx-Вертикальный-заголовок-и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5" style:display-name="Master2-Layout11-vertTitleAndTx-Вертикальный-заголовок-и-текст~LT~Gliederung 5" style:family="paragraph" style:parent-style-name="Master2-Layout11-vertTitleAndTx-Вертикальный-заголовок-и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6" style:display-name="Master2-Layout11-vertTitleAndTx-Вертикальный-заголовок-и-текст~LT~Gliederung 6" style:family="paragraph" style:parent-style-name="Master2-Layout11-vertTitleAndTx-Вертикальный-заголовок-и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7" style:display-name="Master2-Layout11-vertTitleAndTx-Вертикальный-заголовок-и-текст~LT~Gliederung 7" style:family="paragraph" style:parent-style-name="Master2-Layout11-vertTitleAndTx-Вертикальный-заголовок-и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8" style:display-name="Master2-Layout11-vertTitleAndTx-Вертикальный-заголовок-и-текст~LT~Gliederung 8" style:family="paragraph" style:parent-style-name="Master2-Layout11-vertTitleAndTx-Вертикальный-заголовок-и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9" style:display-name="Master2-Layout11-vertTitleAndTx-Вертикальный-заголовок-и-текст~LT~Gliederung 9" style:family="paragraph" style:parent-style-name="Master2-Layout11-vertTitleAndTx-Вертикальный-заголовок-и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Titel" style:display-name="Master2-Layout11-vertTitleAndTx-Вертикальный-заголовок-и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Untertitel" style:display-name="Master2-Layout11-vertTitleAndTx-Вертикальный-заголовок-и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Notizen" style:display-name="Master2-Layout11-vertTitleAndTx-Вертикальный-заголовок-и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Hintergrundobjekte" style:display-name="Master2-Layout11-vertTitleAndTx-Вертикальный-заголовок-и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1-vertTitleAndTx-Вертикальный-заголовок-и-текст_7e_LT_7e_Hintergrund" style:display-name="Master2-Layout11-vertTitleAndTx-Вертикальный-заголовок-и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ользователь Windows</meta:initial-creator>
    <meta:editing-cycles>18</meta:editing-cycles>
    <meta:creation-date>2019-04-05T06:50:00</meta:creation-date>
    <dc:date>2021-06-22T15:25:12.596580710</dc:date>
    <meta:editing-duration>PT1H47M2S</meta:editing-duration>
    <meta:generator>LibreOffice/6.4.7.2$Linux_X86_64 LibreOffice_project/40$Build-2</meta:generator>
    <meta:document-statistic meta:table-count="1" meta:image-count="0" meta:object-count="0" meta:page-count="1" meta:paragraph-count="21" meta:word-count="79" meta:character-count="714" meta:non-whitespace-character-count="651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